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16_09-07-41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2-15_13-45-2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15_21-07-4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02-16_11-12-5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混ぜたのは、昨晩。１時前ぐらいか。,id=2023-02-16_11-12-57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混ぜたのは、昨晩。１時前ぐらいか。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：混ぜたのは、昨晩。１時前ぐらいか。,id=2023-02-16_11-12-57_000.jpg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2-16_00-47-3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16_00-47-3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7" office:value-type="string">
            <text:p>2023-02-16_00-47-4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16_09-45-5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15_13-22-01_000.jpg</text:p>
          </table:table-cell>
          <table:table-cell table:style-name="ce26" office:value-type="string">
            <text:p>:m #*# RES / free / res-id=IGF2 / theme=隕石：通過、地球のそば / genre=cheonmunhag,content=~,w=lunar-distance:月地球距離；静止軌道；2012DA14;音速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free / res-id=IGF2 / theme=隕石：通過、地球のそば / genre=cheonmunhag,content=~,w=lunar-distance:月地球距離；静止軌道；2012DA14;音速 / session-number=~ / doc=~,other=~">
            <text:p>:m #*# RES / free / res-id=IGF2 / theme=隕石：通過、地球のそば / genre=cheonmunhag,content=~,w=lunar-distance:月地球距離；静止軌道；2012DA14;音速 / session-number=~ / doc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15_15-07-07_000.jpg</text:p>
          </table:table-cell>
          <table:table-cell table:style-name="ce26" office:value-type="string">
            <text:p>:m #*# RES / free# S87DP9 記事読み / id=L7PU(browser=yan) / media=ei / theme=ガザ：癌患者；,content=Mohammad-al-Kurd / genre=zionists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=L7PU(browser=yan) / media=ei / theme=ガザ：癌患者；,content=Mohammad-al-Kurd / genre=zionists / other=~">
            <text:p>:m #*# RES / free# S87DP9 記事読み / id=L7PU(browser=yan) / media=ei / theme=ガザ：癌患者；,content=Mohammad-al-Kurd / genre=zionists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2-15_16-31-56_000.jpg</text:p>
          </table:table-cell>
          <table:table-cell table:style-name="ce26" office:value-type="string">
            <text:p>:m 1*2 RES / free / res-id=N3Y7 / theme=楕円型表面への光線：焦点はどこか / genre=mullihag:gwanghag,content=,w=~ / session-number=s-id.10SB / doc=~,other=found+:法線、接線：y軸切片：楕円状の、y0座標との関係;memo+;calc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2 RES / free / res-id=N3Y7 / theme=楕円型表面への光線：焦点はどこか / genre=mullihag:gwanghag,content=,w=~ / session-number=s-id.10SB / doc=~,other=found+:法線、接線：y軸切片：楕円状の、y0座標との関係;memo+;calc+">
            <text:p>:m 1*2 RES / free / res-id=N3Y7 / theme=楕円型表面への光線：焦点はどこか / genre=mullihag:gwanghag,content=,w=~ / session-number=s-id.10SB / doc=~,other=found+:法線、接線：y軸切片：楕円状の、y0座標との関係;memo+;calc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2-15_16-32-22_000.jpg</text:p>
          </table:table-cell>
          <table:table-cell table:style-name="ce26" office:value-type="string">
            <text:p>:m 2*2 RES / free / res-id=N3Y7 / theme=楕円型表面への光線：焦点はどこか / genre=mullihag:gwanghag,content=,w=~ / session-number=s-id.10SB / doc=~,other=calc+:p.1の続き;q+:q-id.8GI0:楕円：y0がbより大きい場合 / N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2*2 RES / free / res-id=N3Y7 / theme=楕円型表面への光線：焦点はどこか / genre=mullihag:gwanghag,content=,w=~ / session-number=s-id.10SB / doc=~,other=calc+:p.1の続き;q+:q-id.8GI0:楕円：y0がbより大きい場合 / N+">
            <text:p>:m 2*2 RES / free / res-id=N3Y7 / theme=楕円型表面への光線：焦点はどこか / genre=mullihag:gwanghag,content=,w=~ / session-number=s-id.10SB / doc=~,other=calc+:p.1の続き;q+:q-id.8GI0:楕円：y0がbより大きい場合 / N+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2-15_17-58-09_000.jpg</text:p>
          </table:table-cell>
          <table:table-cell table:style-name="ce26" office:value-type="string">
            <text:p>:m #*# RES / JVEMV6 64/#206_1_3_reikon / 『日本宗教の複合的構造：霊魂観』 著者=~,校注=~ / p.68:L.1 / w=七夕野；身代わり地蔵；,topic=~,publisher=~,other=ske+:御札；ske+:身代わり地蔵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/#206_1_3_reikon / 『日本宗教の複合的構造：霊魂観』 著者=~,校注=~ / p.68:L.1 / w=七夕野；身代わり地蔵；,topic=~,publisher=~,other=ske+:御札；ske+:身代わり地蔵">
            <text:p>:m #*# RES / JVEMV6 64/#206_1_3_reikon / 『日本宗教の複合的構造：霊魂観』 著者=~,校注=~ / p.68:L.1 / w=七夕野；身代わり地蔵；,topic=~,publisher=~,other=ske+:御札；ske+:身代わり地蔵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8" office:value-type="string">
            <text:p>2023-02-16_10-52-17_000.jpg</text:p>
          </table:table-cell>
          <table:table-cell table:style-name="ce26" office:value-type="string">
            <text:p>:m #*# RES / JVEMV6 64#67_5_kooyachoo / 『論語 公冶長』 著者=~,校注=~ / p.336 / w=,topic=,publisher=明治書院,other=図式：堯、舜、禹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67_5_kooyachoo / 『論語 公冶長』 著者=~,校注=~ / p.336 / w=,topic=,publisher=明治書院,other=図式：堯、舜、禹">
            <text:p>:m #*# RES / JVEMV6 64#67_5_kooyachoo / 『論語 公冶長』 著者=~,校注=~ / p.336 / w=,topic=,publisher=明治書院,other=図式：堯、舜、禹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2-16_12-07-48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70 / w=,topic=,publisher=~,other=timeline+:伊藤暗殺～日韓併合条約、公布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RES / JVEMV6 64#218_chosenjin_gyakusatsu / 『関東大震災　「朝鮮人虐殺の真実」』 著者=工藤美代子,校注=~,出版社=産経新聞出版 / p.70 / w=,topic=,publisher=~,other=timeline+:伊藤暗殺～日韓併合条約、公布">
            <text:p>:m 1*1 RES / JVEMV6 64#218_chosenjin_gyakusatsu / 『関東大震災　「朝鮮人虐殺の真実」』 著者=工藤美代子,校注=~,出版社=産経新聞出版 / p.70 / w=,topic=,publisher=~,other=timeline+:伊藤暗殺～日韓併合条約、公布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2023-02-15_18-32-11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6">2023/02/16</text:date>, <text:time>13:15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6T13:15:11.81</dc:date>
    <dc:creator>iwabuchi ken</dc:creator>
    <meta:editing-duration>P53DT23H11M6S</meta:editing-duration>
    <meta:editing-cycles>17387</meta:editing-cycles>
    <meta:document-statistic meta:table-count="2" meta:cell-count="925" meta:object-count="0"/>
    <meta:user-defined meta:name="qrichtext">1</meta:user-defined>
  </office:meta>
</office:document-meta>
</file>